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56708333333333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6.508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roduct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52" table:default-cell-style-name="ce2"/>
        <table:table-column table:style-name="co1" table:number-columns-repeated="16128" table:default-cell-style-name="ce1"/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acBook Air 13.6" 2024 M3 (8GB/256GB)</text:p>
          </table:table-cell>
          <table:table-cell office:value-type="string" table:style-name="ce1">
            <text:p>৳ 123,599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18% Off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pple MacBook Air laptop, M1 Chip 13 inch 8GB RAM 256GB SSD Space Grey</text:p>
          </table:table-cell>
          <table:table-cell office:value-type="string" table:style-name="ce1">
            <text:p>৳ 99,999</text:p>
          </table:table-cell>
          <table:table-cell office:value-type="string" table:style-name="ce1">
            <text:p>(16)</text:p>
          </table:table-cell>
          <table:table-cell office:value-type="string" table:style-name="ce1">
            <text:p>17% Off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Walton Tab Walpad 10H Pro 8/128 with 10.36” FHD Display, Octa Core Chip, MediaTek Helio G99, 6200 mAh Battery and Latest OS</text:p>
          </table:table-cell>
          <table:table-cell office:value-type="string" table:style-name="ce1">
            <text:p>৳ 20,695</text:p>
          </table:table-cell>
          <table:table-cell office:value-type="string" table:style-name="ce1">
            <text:p>(1)</text:p>
          </table:table-cell>
          <table:table-cell office:value-type="string" table:style-name="ce1">
            <text:p>5% Off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HP 250 G9 Core i3 12th Gen 8GB ram 512GB SSD 15.6 Inch FHD Free Dos Silver Laptop</text:p>
          </table:table-cell>
          <table:table-cell office:value-type="string" table:style-name="ce1">
            <text:p>৳ 49,980</text:p>
          </table:table-cell>
          <table:table-cell office:value-type="string" table:style-name="ce1">
            <text:p>(3)</text:p>
          </table:table-cell>
          <table:table-cell office:value-type="string" table:style-name="ce1">
            <text:p>8% Off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ASUS TUF Gaming A15 FX507VV-LP151W 13th Gen Core-i7 Gaming Laptop</text:p>
          </table:table-cell>
          <table:table-cell office:value-type="string" table:style-name="ce1">
            <text:p>৳ 199,975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3% Off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Walton Walpad 8G with 4GB RAM 64GB Storage 2GHz Quad-Core CPU and 8-inch IPS Display 5000 mAh Lithium-Ion Battery</text:p>
          </table:table-cell>
          <table:table-cell office:value-type="string" table:style-name="ce1">
            <text:p>৳ 14,700</text:p>
          </table:table-cell>
          <table:table-cell office:value-type="string" table:style-name="ce1">
            <text:p>(5)</text:p>
          </table:table-cell>
          <table:table-cell office:value-type="string" table:style-name="ce1">
            <text:p>7% Off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SUS Vivobook 15 X515MA-BQ636T Intel Celeron N4020 4GB RAM 1TB HDD 15.6 Inch FHD Laptop</text:p>
          </table:table-cell>
          <table:table-cell office:value-type="string" table:style-name="ce1">
            <text:p>৳ 38,35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7% Off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SUS TUF Gaming F15 FX507ZC4 Core i5 12th Gen RTX 3050 4GB Graphics 15.6" FHD Gaming Laptop</text:p>
          </table:table-cell>
          <table:table-cell office:value-type="string" table:style-name="ce1">
            <text:p>৳ 117,499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No discount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Gigabyte Gaming G5 MF5 13th Gen i7-13620H 2.40 To 4.90GHz, 16GB , 1TB SSD, RTX4050 6GB, Win 11 Home, 15.6 Inch FHD Gaming Laptop</text:p>
          </table:table-cell>
          <table:table-cell office:value-type="string" table:style-name="ce1">
            <text:p>৳ 151,10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2% Off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sus Vivobook X515MA-BQ636T Intel Celeron N4020 1.1 to 2.8GHz 4GB RAM 1TB HDD 15.6 FHD Laptop</text:p>
          </table:table-cell>
          <table:table-cell office:value-type="string" table:style-name="ce1">
            <text:p>৳ 38,49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5% Off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Walton Tab Walpad 10H Pro With Keyboard 8/128 with 10.36” FHD Plus Display, Octa Core Chip, MediaTek Helio G99, 6200 mAh Battery and Latest OS</text:p>
          </table:table-cell>
          <table:table-cell office:value-type="string" table:style-name="ce1">
            <text:p>৳ 21,75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5% Off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SUS ROG Zephyrus G15 GA503RM Ryzen 7 6800HS Gaming Laptop - 16GB DDR5 RAM - 1TB M.2 NVMe SSD - RTX 3060 6GB GDDR6 Graphics - 15.6-inch 2K WQHD Display - Eclipse Gray #GA503RM-LN058W</text:p>
          </table:table-cell>
          <table:table-cell office:value-type="string" table:style-name="ce1">
            <text:p>৳ 196,76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25% Off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HP 250 G8 11th Gen Core i3-1115G4 3 to 4.1GHz, 8GB, 1TB HDD, 15.6 Inch FHD Laptop</text:p>
          </table:table-cell>
          <table:table-cell office:value-type="string" table:style-name="ce1">
            <text:p>৳ 49,75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6% Off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HP 250 G9 (9S7M7AT) Intel Core i3-1215U 12th Gen 1.20 to 4.40GHz, 8GB RAM, 512GB SSD, 15.6 Inch HD LED Asteroid Silver Laptop</text:p>
          </table:table-cell>
          <table:table-cell office:value-type="string" table:style-name="ce1">
            <text:p>৳ 55,20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6% Off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Gigabyte AERO 16 OLED BKF Core i7 13th Gen 16GB,1TB SSD,8GB Graphics, Win 11H,16"OLED Gaming Laptop</text:p>
          </table:table-cell>
          <table:table-cell office:value-type="string" table:style-name="ce1">
            <text:p>৳ 204,80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1% Off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Apple MacBook Pro MTL73 M3 Chip 2.75 to 4.05GHz, 8GB RAM, 512GB SSD, 14.2 Inch Liquid Retina XDR Laptop (Late 2023)</text:p>
          </table:table-cell>
          <table:table-cell office:value-type="string" table:style-name="ce1">
            <text:p>৳ 297,00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4% Off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Chuwi GemiBook XPro 14.1 Inch N100 3.4GHz, 8GB, 256GB, Win11 Laptop</text:p>
          </table:table-cell>
          <table:table-cell office:value-type="string" table:style-name="ce1">
            <text:p>৳ 35,00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17% Off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ASUS Vivobook X515MA-BQ636T Celeron N4020 1.1 to 2.8GHz 4GB RAM 1TB HDD 15.6 Inch FHD Laptop</text:p>
          </table:table-cell>
          <table:table-cell office:value-type="string" table:style-name="ce1">
            <text:p>৳ 38,45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3% Off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ASUS Vivobook 16 X1605VA-MB872W Core-i7 13th Gen 16GB RAM 512GB SSD 16" WUXGA Laptop</text:p>
          </table:table-cell>
          <table:table-cell office:value-type="string" table:style-name="ce1">
            <text:p>৳ 106,91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2% Off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ASUS VivoBook 15 X515FA-EJ223W 10TH Gen Core i3-10110U 4GB RAM 512GB SSD 15.6Inch FHD Laptop</text:p>
          </table:table-cell>
          <table:table-cell office:value-type="string" table:style-name="ce1">
            <text:p>৳ 47,99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1% Off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Asus ExpertBook P1512CEA-EJ0406 11th Gen Intel Core i3-1115G4 4GB RAM 1TB HDD 15.6 Inch FHD Laptop</text:p>
          </table:table-cell>
          <table:table-cell office:value-type="string" table:style-name="ce1">
            <text:p>৳ 54,50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2% Off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ASUS TUF Gaming F15 FX507ZC4-HN081W 12th Gen Core-i5-12500H 8GB RAM 512GB SSD RTX3050 4GB GFX Gaming Laptop</text:p>
          </table:table-cell>
          <table:table-cell office:value-type="string" table:style-name="ce1">
            <text:p>৳ 123,60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3% Off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HP Pavilion 15-eg3040TX 13th Gen i7-1355U 1.7 to 5 GHz, 8GB, 512GB SSD, Win 11, 15.6 Inch FHD Laptop</text:p>
          </table:table-cell>
          <table:table-cell office:value-type="string" table:style-name="ce1">
            <text:p>৳ 130,30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3% Off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ASUS VivoBook S15 S513EA-L13199WN 11TH Gen Core i3 8GB RAM 512GB SSD OLED Laptop</text:p>
          </table:table-cell>
          <table:table-cell office:value-type="string" table:style-name="ce1">
            <text:p>৳ 64,95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3% Off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Asus VivoBook 15 X515EA-BQ2316W 11th Gen Core i3-1115G4 4GB RAM 1TB HDD 15.6"Inch FHD Laptop</text:p>
          </table:table-cell>
          <table:table-cell office:value-type="string" table:style-name="ce1">
            <text:p>৳ 52,15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8% Off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ASUS Vivobook S 16 OLED S5606MA-MX071W Core Ultra 5-125H 16GB RAM 512GB SSD 16-inch OLED Laptop</text:p>
          </table:table-cell>
          <table:table-cell office:value-type="string" table:style-name="ce1">
            <text:p>৳ 149,554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3% Off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Huawei MateBook D 15 2021 Model Intel Core i3 11th Gen 15.6 Inch FHD IPS Display Laptop</text:p>
          </table:table-cell>
          <table:table-cell office:value-type="string" table:style-name="ce1">
            <text:p>৳ 63,998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9% Off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ASUS Vivobook Go 15 OLED E1504FA-L1565W Ryzen 5 7520U 16GB RAM 512GB SSD 15.6'' OLED Laptop</text:p>
          </table:table-cell>
          <table:table-cell office:value-type="string" table:style-name="ce1">
            <text:p>৳ 76,866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4% Off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HP 250 G10 13th Gen Core i3-1315U 3.3 to 4.5GHz, 8GB, 512GB SSD, 15.6" FHD Laptop</text:p>
          </table:table-cell>
          <table:table-cell office:value-type="string" table:style-name="ce1">
            <text:p>৳ 60,30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7% Off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Gigabyte Gaming G5 MF 12th Gen i5-12500H 2.5 To 4.5GHz, 8GB , 512GB SSD, RTX4050 6GB, Win 11 Home, 15.6 Inch FHD Gaming Laptop</text:p>
          </table:table-cell>
          <table:table-cell office:value-type="string" table:style-name="ce1">
            <text:p>৳ 131,00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5% Off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SUS Vivobook 15 OLED M1505YA-L1098W Ryzen 7 7730U Laptop</text:p>
          </table:table-cell>
          <table:table-cell office:value-type="string" table:style-name="ce1">
            <text:p>৳ 94,927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3% Off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HP 15-fd0205TU (973R0PA) Intel Core i5-1335U 13th Generation, 8GB RAM, 512GB SSD, Windows 11, 15.6 inch FHD Moonlight Blue Laptop</text:p>
          </table:table-cell>
          <table:table-cell office:value-type="string" table:style-name="ce1">
            <text:p>৳ 83,00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3% Off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HP 250 G8 11th Gen Core i3-1115G4 3 to 4.1GHz, 8GB RAM, 1TB HDD, UHD Graphics, 15.6 Inch FHD Laptop</text:p>
          </table:table-cell>
          <table:table-cell office:value-type="string" table:style-name="ce1">
            <text:p>৳ 49,80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6% Off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ASUS M515DA-BR1597W AMD Ryzen 3-3250U 4GB RAM 1TB HDD 15.6 Inch Laptop</text:p>
          </table:table-cell>
          <table:table-cell office:value-type="string" table:style-name="ce1">
            <text:p>৳ 46,99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2% Off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ASUS Vivobook 16 X1605VA-MB871W Core-i3 13th Gen 8GB RAM 512GB SSD 16" WUXGA Laptop</text:p>
          </table:table-cell>
          <table:table-cell office:value-type="string" table:style-name="ce1">
            <text:p>৳ 70,464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3% Off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Infinix InBook Y2 Plus 11th Gen i5-1155G7 2.5 To 4.5GHz, 8GB, 512GB SSD, Win 11, 15.6 Inch FHD Laptop</text:p>
          </table:table-cell>
          <table:table-cell office:value-type="string" table:style-name="ce1">
            <text:p>৳ 60,70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4% Off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SUS Vivobook Go 15 OLED E1504FA-L1565W Ryzen 5-7520U 16GB RAM 512GB SSD 15.6 Inch OLED Laptop</text:p>
          </table:table-cell>
          <table:table-cell office:value-type="string" table:style-name="ce1">
            <text:p>৳ 76,85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3% Off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ASUS Vivobook 16 X1605VA-MB386W Core-i5 13th Gen 16GB RAM 512GB SSD 16" WUXGA Laptop</text:p>
          </table:table-cell>
          <table:table-cell office:value-type="string" table:style-name="ce1">
            <text:p>৳ 90,374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5% Off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Apple Mac mini M2 Apple M2 8-core CPU 10-core GPU 16‑core Neural Engine 8GB Ram 256GB SSD। Pre-Order</text:p>
          </table:table-cell>
          <table:table-cell office:value-type="string" table:style-name="ce1">
            <text:p>৳ 84,999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11% Off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ASUS VivoBook M515DA-BR1597W AMD Ryzen 3-3250U 4GB RAM 1TB HDD 15.6 Inch Laptop</text:p>
          </table:table-cell>
          <table:table-cell office:value-type="string" table:style-name="ce1">
            <text:p>৳ 46,99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1% Off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MacBook Air 13.6" 2024 M3 (8GB/256GB)</text:p>
          </table:table-cell>
          <table:table-cell office:value-type="string" table:style-name="ce1">
            <text:p>৳ 123,599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18% Off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Apple MacBook Air laptop, M1 Chip 13 inch 8GB RAM 256GB SSD Space Grey</text:p>
          </table:table-cell>
          <table:table-cell office:value-type="string" table:style-name="ce1">
            <text:p>৳ 99,999</text:p>
          </table:table-cell>
          <table:table-cell office:value-type="string" table:style-name="ce1">
            <text:p>(16)</text:p>
          </table:table-cell>
          <table:table-cell office:value-type="string" table:style-name="ce1">
            <text:p>17% Off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Walton Tab Walpad 10H Pro 8/128 with 10.36” FHD Display, Octa Core Chip, MediaTek Helio G99, 6200 mAh Battery and Latest OS</text:p>
          </table:table-cell>
          <table:table-cell office:value-type="string" table:style-name="ce1">
            <text:p>৳ 20,695</text:p>
          </table:table-cell>
          <table:table-cell office:value-type="string" table:style-name="ce1">
            <text:p>(1)</text:p>
          </table:table-cell>
          <table:table-cell office:value-type="string" table:style-name="ce1">
            <text:p>5% Off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HP 250 G9 Core i3 12th Gen 8GB ram 512GB SSD 15.6 Inch FHD Free Dos Silver Laptop</text:p>
          </table:table-cell>
          <table:table-cell office:value-type="string" table:style-name="ce1">
            <text:p>৳ 49,980</text:p>
          </table:table-cell>
          <table:table-cell office:value-type="string" table:style-name="ce1">
            <text:p>(3)</text:p>
          </table:table-cell>
          <table:table-cell office:value-type="string" table:style-name="ce1">
            <text:p>8% Off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ASUS TUF Gaming A15 FX507VV-LP151W 13th Gen Core-i7 Gaming Laptop</text:p>
          </table:table-cell>
          <table:table-cell office:value-type="string" table:style-name="ce1">
            <text:p>৳ 199,975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3% Off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Walton Walpad 8G with 4GB RAM 64GB Storage 2GHz Quad-Core CPU and 8-inch IPS Display 5000 mAh Lithium-Ion Battery</text:p>
          </table:table-cell>
          <table:table-cell office:value-type="string" table:style-name="ce1">
            <text:p>৳ 14,700</text:p>
          </table:table-cell>
          <table:table-cell office:value-type="string" table:style-name="ce1">
            <text:p>(5)</text:p>
          </table:table-cell>
          <table:table-cell office:value-type="string" table:style-name="ce1">
            <text:p>7% Off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ASUS Vivobook 15 X515MA-BQ636T Intel Celeron N4020 4GB RAM 1TB HDD 15.6 Inch FHD Laptop</text:p>
          </table:table-cell>
          <table:table-cell office:value-type="string" table:style-name="ce1">
            <text:p>৳ 38,35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7% Off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ASUS TUF Gaming F15 FX507ZC4 Core i5 12th Gen RTX 3050 4GB Graphics 15.6" FHD Gaming Laptop</text:p>
          </table:table-cell>
          <table:table-cell office:value-type="string" table:style-name="ce1">
            <text:p>৳ 117,499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No discount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Gigabyte Gaming G5 MF5 13th Gen i7-13620H 2.40 To 4.90GHz, 16GB , 1TB SSD, RTX4050 6GB, Win 11 Home, 15.6 Inch FHD Gaming Laptop</text:p>
          </table:table-cell>
          <table:table-cell office:value-type="string" table:style-name="ce1">
            <text:p>৳ 151,10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2% Off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Asus Vivobook X515MA-BQ636T Intel Celeron N4020 1.1 to 2.8GHz 4GB RAM 1TB HDD 15.6 FHD Laptop</text:p>
          </table:table-cell>
          <table:table-cell office:value-type="string" table:style-name="ce1">
            <text:p>৳ 38,49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5% Off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Walton Tab Walpad 10H Pro With Keyboard 8/128 with 10.36” FHD Plus Display, Octa Core Chip, MediaTek Helio G99, 6200 mAh Battery and Latest OS</text:p>
          </table:table-cell>
          <table:table-cell office:value-type="string" table:style-name="ce1">
            <text:p>৳ 21,75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5% Off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ASUS ROG Zephyrus G15 GA503RM Ryzen 7 6800HS Gaming Laptop - 16GB DDR5 RAM - 1TB M.2 NVMe SSD - RTX 3060 6GB GDDR6 Graphics - 15.6-inch 2K WQHD Display - Eclipse Gray #GA503RM-LN058W</text:p>
          </table:table-cell>
          <table:table-cell office:value-type="string" table:style-name="ce1">
            <text:p>৳ 196,76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25% Off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HP 250 G8 11th Gen Core i3-1115G4 3 to 4.1GHz, 8GB, 1TB HDD, 15.6 Inch FHD Laptop</text:p>
          </table:table-cell>
          <table:table-cell office:value-type="string" table:style-name="ce1">
            <text:p>৳ 49,75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6% Off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HP 250 G9 (9S7M7AT) Intel Core i3-1215U 12th Gen 1.20 to 4.40GHz, 8GB RAM, 512GB SSD, 15.6 Inch HD LED Asteroid Silver Laptop</text:p>
          </table:table-cell>
          <table:table-cell office:value-type="string" table:style-name="ce1">
            <text:p>৳ 55,20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6% Off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Gigabyte AERO 16 OLED BKF Core i7 13th Gen 16GB,1TB SSD,8GB Graphics, Win 11H,16"OLED Gaming Laptop</text:p>
          </table:table-cell>
          <table:table-cell office:value-type="string" table:style-name="ce1">
            <text:p>৳ 204,80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1% Off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Apple MacBook Pro MTL73 M3 Chip 2.75 to 4.05GHz, 8GB RAM, 512GB SSD, 14.2 Inch Liquid Retina XDR Laptop (Late 2023)</text:p>
          </table:table-cell>
          <table:table-cell office:value-type="string" table:style-name="ce1">
            <text:p>৳ 297,00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4% Off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Chuwi GemiBook XPro 14.1 Inch N100 3.4GHz, 8GB, 256GB, Win11 Laptop</text:p>
          </table:table-cell>
          <table:table-cell office:value-type="string" table:style-name="ce1">
            <text:p>৳ 35,00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17% Off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SUS Vivobook X515MA-BQ636T Celeron N4020 1.1 to 2.8GHz 4GB RAM 1TB HDD 15.6 Inch FHD Laptop</text:p>
          </table:table-cell>
          <table:table-cell office:value-type="string" table:style-name="ce1">
            <text:p>৳ 38,45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3% Off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SUS Vivobook 16 X1605VA-MB872W Core-i7 13th Gen 16GB RAM 512GB SSD 16" WUXGA Laptop</text:p>
          </table:table-cell>
          <table:table-cell office:value-type="string" table:style-name="ce1">
            <text:p>৳ 106,91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2% Off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ASUS VivoBook 15 X515FA-EJ223W 10TH Gen Core i3-10110U 4GB RAM 512GB SSD 15.6Inch FHD Laptop</text:p>
          </table:table-cell>
          <table:table-cell office:value-type="string" table:style-name="ce1">
            <text:p>৳ 47,99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1% Off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Asus ExpertBook P1512CEA-EJ0406 11th Gen Intel Core i3-1115G4 4GB RAM 1TB HDD 15.6 Inch FHD Laptop</text:p>
          </table:table-cell>
          <table:table-cell office:value-type="string" table:style-name="ce1">
            <text:p>৳ 54,50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2% Off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ASUS TUF Gaming F15 FX507ZC4-HN081W 12th Gen Core-i5-12500H 8GB RAM 512GB SSD RTX3050 4GB GFX Gaming Laptop</text:p>
          </table:table-cell>
          <table:table-cell office:value-type="string" table:style-name="ce1">
            <text:p>৳ 123,60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3% Off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HP Pavilion 15-eg3040TX 13th Gen i7-1355U 1.7 to 5 GHz, 8GB, 512GB SSD, Win 11, 15.6 Inch FHD Laptop</text:p>
          </table:table-cell>
          <table:table-cell office:value-type="string" table:style-name="ce1">
            <text:p>৳ 130,30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3% Off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ASUS VivoBook S15 S513EA-L13199WN 11TH Gen Core i3 8GB RAM 512GB SSD OLED Laptop</text:p>
          </table:table-cell>
          <table:table-cell office:value-type="string" table:style-name="ce1">
            <text:p>৳ 64,95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3% Off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Asus VivoBook 15 X515EA-BQ2316W 11th Gen Core i3-1115G4 4GB RAM 1TB HDD 15.6"Inch FHD Laptop</text:p>
          </table:table-cell>
          <table:table-cell office:value-type="string" table:style-name="ce1">
            <text:p>৳ 52,15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8% Off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ASUS Vivobook S 16 OLED S5606MA-MX071W Core Ultra 5-125H 16GB RAM 512GB SSD 16-inch OLED Laptop</text:p>
          </table:table-cell>
          <table:table-cell office:value-type="string" table:style-name="ce1">
            <text:p>৳ 149,554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3% Off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Huawei MateBook D 15 2021 Model Intel Core i3 11th Gen 15.6 Inch FHD IPS Display Laptop</text:p>
          </table:table-cell>
          <table:table-cell office:value-type="string" table:style-name="ce1">
            <text:p>৳ 63,998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9% Off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ASUS Vivobook Go 15 OLED E1504FA-L1565W Ryzen 5 7520U 16GB RAM 512GB SSD 15.6'' OLED Laptop</text:p>
          </table:table-cell>
          <table:table-cell office:value-type="string" table:style-name="ce1">
            <text:p>৳ 76,866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4% Off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HP 250 G10 13th Gen Core i3-1315U 3.3 to 4.5GHz, 8GB, 512GB SSD, 15.6" FHD Laptop</text:p>
          </table:table-cell>
          <table:table-cell office:value-type="string" table:style-name="ce1">
            <text:p>৳ 60,30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7% Off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Gigabyte Gaming G5 MF 12th Gen i5-12500H 2.5 To 4.5GHz, 8GB , 512GB SSD, RTX4050 6GB, Win 11 Home, 15.6 Inch FHD Gaming Laptop</text:p>
          </table:table-cell>
          <table:table-cell office:value-type="string" table:style-name="ce1">
            <text:p>৳ 131,00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5% Off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ASUS Vivobook 15 OLED M1505YA-L1098W Ryzen 7 7730U Laptop</text:p>
          </table:table-cell>
          <table:table-cell office:value-type="string" table:style-name="ce1">
            <text:p>৳ 94,927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3% Off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HP 15-fd0205TU (973R0PA) Intel Core i5-1335U 13th Generation, 8GB RAM, 512GB SSD, Windows 11, 15.6 inch FHD Moonlight Blue Laptop</text:p>
          </table:table-cell>
          <table:table-cell office:value-type="string" table:style-name="ce1">
            <text:p>৳ 83,00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3% Off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HP 250 G8 11th Gen Core i3-1115G4 3 to 4.1GHz, 8GB RAM, 1TB HDD, UHD Graphics, 15.6 Inch FHD Laptop</text:p>
          </table:table-cell>
          <table:table-cell office:value-type="string" table:style-name="ce1">
            <text:p>৳ 49,80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6% Off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ASUS M515DA-BR1597W AMD Ryzen 3-3250U 4GB RAM 1TB HDD 15.6 Inch Laptop</text:p>
          </table:table-cell>
          <table:table-cell office:value-type="string" table:style-name="ce1">
            <text:p>৳ 46,99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2% Off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ASUS Vivobook 16 X1605VA-MB871W Core-i3 13th Gen 8GB RAM 512GB SSD 16" WUXGA Laptop</text:p>
          </table:table-cell>
          <table:table-cell office:value-type="string" table:style-name="ce1">
            <text:p>৳ 70,464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3% Off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Infinix InBook Y2 Plus 11th Gen i5-1155G7 2.5 To 4.5GHz, 8GB, 512GB SSD, Win 11, 15.6 Inch FHD Laptop</text:p>
          </table:table-cell>
          <table:table-cell office:value-type="string" table:style-name="ce1">
            <text:p>৳ 60,70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4% Off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ASUS Vivobook Go 15 OLED E1504FA-L1565W Ryzen 5-7520U 16GB RAM 512GB SSD 15.6 Inch OLED Laptop</text:p>
          </table:table-cell>
          <table:table-cell office:value-type="string" table:style-name="ce1">
            <text:p>৳ 76,85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3% Off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ASUS Vivobook 16 X1605VA-MB386W Core-i5 13th Gen 16GB RAM 512GB SSD 16" WUXGA Laptop</text:p>
          </table:table-cell>
          <table:table-cell office:value-type="string" table:style-name="ce1">
            <text:p>৳ 90,374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5% Off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Apple Mac mini M2 Apple M2 8-core CPU 10-core GPU 16‑core Neural Engine 8GB Ram 256GB SSD। Pre-Order</text:p>
          </table:table-cell>
          <table:table-cell office:value-type="string" table:style-name="ce1">
            <text:p>৳ 84,999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11% Off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ASUS VivoBook M515DA-BR1597W AMD Ryzen 3-3250U 4GB RAM 1TB HDD 15.6 Inch Laptop</text:p>
          </table:table-cell>
          <table:table-cell office:value-type="string" table:style-name="ce1">
            <text:p>৳ 46,990</text:p>
          </table:table-cell>
          <table:table-cell office:value-type="string" table:style-name="ce1">
            <text:p>No review</text:p>
          </table:table-cell>
          <table:table-cell office:value-type="string" table:style-name="ce1">
            <text:p>1% Off</text:p>
          </table:table-cell>
          <table:table-cell table:number-columns-repeated="16379"/>
        </table:table-row>
        <table:table-row table:number-rows-repeated="104849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phpMyAdmin 5.2.1</meta:initial-creator>
    <dc:creator>Windows User</dc:creator>
    <meta:creation-date>2024-09-10T19:49:03Z</meta:creation-date>
    <dc:date>2024-09-10T19:51:11Z</dc:date>
  </office:meta>
</office:document-meta>
</file>